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8DateCodec.write( JSONSerializer serializer , Object object , Object fieldName , Type fieldType , int featur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dk8DateCodec.deserialze( DefaultJSONParser parser , Type type , Object fieldName , String format , int feature )</text:p>
          </table:table-cell>
          <table:table-cell office:value-type="float" office:value="52">
            <text:p text:style-name="Table_20_Contents">52</text:p>
          </table:table-cell>
          <table:table-cell office:value-type="float" office:value="62">
            <text:p text:style-name="Table_20_Contents">62</text:p>
          </table:table-cell>
          <table:table-cell office:value-type="float" office:value="173">
            <text:p text:style-name="Table_20_Contents">173</text:p>
          </table:table-cell>
        </table:table-row>
        <table:table-row>
          <table:table-cell office:value-type="string">
            <text:p text:style-name="Table_20_Contents">Jdk8DateCodec.parseLocalDate( String text , String format , DateTimeFormatter formatter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Jdk8DateCodec.castToLocalDateTime( Object value , String form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k8DateCodec.parseZonedDateTime( String text , DateTimeFormatter formatter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48">
            <text:p text:style-name="Table_20_Contents">48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Jdk8Date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8DateCodec.write( JSONSerializer serializer , Object object , Bea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8DateCodec.write( SerializeWriter out , TemporalAccessor object , String forma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dk8DateCodec.parseDateTime( String text , DateTimeFormatter formatter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61">
            <text:p text:style-name="Table_20_Contents">61</text:p>
          </table:table-cell>
          <table:table-cell office:value-type="float" office:value="99">
            <text:p text:style-name="Table_20_Contents">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